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co37" style:family="table-column">
      <style:table-column-properties fo:break-before="auto" style:column-width="3.621cm"/>
    </style:style>
    <style:style style:name="co38" style:family="table-column">
      <style:table-column-properties fo:break-before="auto" style:column-width="0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Boya 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29]" office:value-type="float" office:value="6770.45" calcext:value-type="float">
            <text:p>6.770</text:p>
          </table:table-cell>
          <table:table-cell table:style-name="ce9" table:formula="of:=[$'SnA boya_1'.E29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 table:formula="of:=[$'SnA boya_2'.C8]" office:value-type="float" office:value="3000" calcext:value-type="float">
            <text:p>3.000</text:p>
          </table:table-cell>
          <table:table-cell table:style-name="ce13" table:formula="of:=[.E7]-[.G7]" office:value-type="float" office:value="21000" calcext:value-type="float">
            <text:p>21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 table:formula="of:=[$'SnB karo_1'.C8]" office:value-type="float" office:value="0" calcext:value-type="float">
            <text:p>0</text:p>
          </table:table-cell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_Vinç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55160" calcext:value-type="float">
            <text:p>55.160</text:p>
          </table:table-cell>
          <table:table-cell table:style-name="ce9" table:formula="of:=[$'SnCD vinç'.C6]" office:value-type="float" office:value="55393.28" calcext:value-type="float">
            <text:p>55.39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55393.28" calcext:value-type="float">
            <text:p>55.3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_Est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5585" calcext:value-type="float">
            <text:p>15.585</text:p>
          </table:table-cell>
          <table:table-cell table:style-name="ce13" table:formula="of:=[.E11]-[.G11]" office:value-type="float" office:value="14415" calcext:value-type="float">
            <text:p>14.41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_Pano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2305" calcext:value-type="float">
            <text:p>12.305</text:p>
          </table:table-cell>
          <table:table-cell table:style-name="ce13" table:formula="of:=[.E12]-[.G12]" office:value-type="float" office:value="-12305" calcext:value-type="float">
            <text:p>-12.30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_Silim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H_Yazıhane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3947.91" calcext:value-type="float">
            <text:p>3.948</text:p>
          </table:table-cell>
          <table:table-cell table:style-name="ce13" table:formula="of:=[.E14]-[.G14]" office:value-type="float" office:value="-3947.91" calcext:value-type="float">
            <text:p>-3.948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52230.45" calcext:value-type="float">
            <text:p>152.230</text:p>
          </table:table-cell>
          <table:table-cell table:style-name="ce11" table:formula="of:=SUM([.E4:.E17])" office:value-type="float" office:value="152463.73" calcext:value-type="float">
            <text:p>152.46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34837.91" calcext:value-type="float">
            <text:p>34.838</text:p>
          </table:table-cell>
          <table:table-cell table:style-name="ce11" table:formula="of:=SUM([.H4:.H17])" office:value-type="float" office:value="117625.82" calcext:value-type="float">
            <text:p>117.626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117625.82" calcext:value-type="float">
            <text:p>117.626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7509" calcext:value-type="percentage">
            <text:p>%75,09</text:p>
          </table:table-cell>
          <table:table-cell table:style-name="ce9" table:formula="of:=[.H20]*[.G22]" office:value-type="float" office:value="88325.228238" calcext:value-type="float">
            <text:p>88.32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2491" calcext:value-type="percentage">
            <text:p>%24,91</text:p>
          </table:table-cell>
          <table:table-cell table:style-name="ce9" table:formula="of:=[.H20]*[.G23]" office:value-type="float" office:value="29300.591762" calcext:value-type="float">
            <text:p>29.30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8]-[.E8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9]-[.E9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0]-[.E10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5:.E28])" office:value-type="float" office:value="6770.45" calcext:value-type="float">
            <text:p>6.770,45</text:p>
          </table:table-cell>
          <table:table-cell table:style-name="ce95" table:formula="of:=SUM([.F5:.F28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38:.E78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29]-[.E30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93" table:formula="of:=SUM([.F37:.F41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3000" calcext:value-type="float">
            <text:p>3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1000" calcext:value-type="float">
            <text:p>2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3000" calcext:value-type="float">
            <text:p>3.0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 senet ödenmedi 14400</text:p>
          </table:table-cell>
          <table:table-cell table:style-name="ce89" table:number-columns-repeated="2"/>
          <table:table-cell table:style-name="ce99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-1207.92" calcext:value-type="float">
            <text:p>-1.207,92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-1217.56" calcext:value-type="float">
            <text:p>-1.217,5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-1225.2" calcext:value-type="float">
            <text:p>-1.225,2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-1230.96" calcext:value-type="float">
            <text:p>-1.230,9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-1246.71" calcext:value-type="float">
            <text:p>-1.246,7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-1260.99" calcext:value-type="float">
            <text:p>-1.260,9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55160" calcext:value-type="float">
            <text:p>55.16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55393.28" calcext:value-type="float">
            <text:p>55.39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55393.28" calcext:value-type="float">
            <text:p>55.39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29-11-2021 – 30-11-2022 Kira Bedeli</text:p>
          </table:table-cell>
          <table:table-cell table:style-name="ce102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91" table:formula="of:=[.E30]+[.C31]-[.D31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lektrik teminat</text:p>
          </table:table-cell>
          <table:table-cell table:style-name="ce102"/>
          <table:table-cell table:style-name="Default"/>
          <table:table-cell table:style-name="ce91" table:formula="of:=[.E31]+[.C32]-[.D32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5585" calcext:value-type="float">
            <text:p>15.58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5585" calcext:value-type="float">
            <text:p>15.58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2305" calcext:value-type="float">
            <text:p>12.30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2305" calcext:value-type="float">
            <text:p>12.30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102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7])" office:value-type="float" office:value="31369.2" calcext:value-type="float">
            <text:p>31.369,2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8:.D34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7:.G34])" office:value-type="float" office:value="5623.05476333333" calcext:value-type="float">
            <text:p>5.623,0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37492.2547633333" calcext:value-type="float">
            <text:p>37.492,2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7:.E34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37492.2547633333" calcext:value-type="float">
            <text:p>37.492,25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OĞUŞ 200 YILI HESAP</text:p>
          </table:table-cell>
          <table:table-cell/>
          <table:table-cell table:style-name="ce89" office:value-type="float" office:value="9213.14" calcext:value-type="float">
            <text:p>9.213,14</text:p>
          </table:table-cell>
          <table:table-cell table:style-name="ce89"/>
          <table:table-cell table:style-name="ce102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102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7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7]-[.C8]+[.D8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29300.591762" calcext:value-type="float">
            <text:p>29.300,59</text:p>
          </table:table-cell>
          <table:table-cell table:style-name="ce164"/>
          <table:table-cell table:style-name="ce48" table:formula="of:=[.E8]-[.C10]+[.D10]" office:value-type="float" office:value="-48097.161762" calcext:value-type="float">
            <text:p>-48.097,16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0]-[.C11]+[.D11]" office:value-type="float" office:value="-42097.161762" calcext:value-type="float">
            <text:p>-42.097,16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2" table:style-name="ta2"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2022 TAHMİ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3" office:value-type="date" office:date-value="2020-12-01" calcext:value-type="date">
            <text:p>01.12.2020</text:p>
          </table:table-cell>
          <table:table-cell office:value-type="string" calcext:value-type="string">
            <text:p>BANKA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G5]+[.D6]-[.E6]" office:value-type="float" office:value="48000" calcext:value-type="float">
            <text:p>48000</text:p>
          </table:table-cell>
          <table:table-cell office:value-type="string" calcext:value-type="string">
            <text:p>naz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SA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[.G6]+[.D7]-[.E7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6"/>
          <table:table-cell table:formula="of:=[.G7]+[.D8]-[.E8]" office:value-type="float" office:value="68000" calcext:value-type="float">
            <text:p>68000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table:number-columns-repeated="6"/>
          <table:table-cell table:formula="of:=[.G8]+[.D9]-[.E9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table:style-name="ce103" office:value-type="date" office:date-value="2021-12-31" calcext:value-type="date">
            <text:p>31.12.2021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]+[.D10]-[.E10]" office:value-type="float" office:value="64500" calcext:value-type="float">
            <text:p>645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0]+[.D11]-[.E11]" office:value-type="float" office:value="61000" calcext:value-type="float">
            <text:p>61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1]+[.D12]-[.E12]" office:value-type="float" office:value="63000" calcext:value-type="float">
            <text:p>63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2]+[.D13]-[.E13]" office:value-type="float" office:value="64000" calcext:value-type="float">
            <text:p>64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3]+[.D14]-[.E14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4"/>
          <table:table-cell table:formula="of:=[.G14]+[.D15]-[.E15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4"/>
          <table:table-cell table:formula="of:=[.G15]+[.D16]-[.E16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1-31" calcext:value-type="date">
            <text:p>31.0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16]+[.D17]-[.E17]" office:value-type="float" office:value="63150" calcext:value-type="float">
            <text:p>63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7]+[.D18]-[.E18]" office:value-type="float" office:value="59650" calcext:value-type="float">
            <text:p>59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8]+[.D19]-[.E19]" office:value-type="float" office:value="61650" calcext:value-type="float">
            <text:p>61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9]+[.D20]-[.E20]" office:value-type="float" office:value="62650" calcext:value-type="float">
            <text:p>62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20]+[.D21]-[.E21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1]+[.D22]-[.E22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2]+[.D23]-[.E23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3]+[.D24]-[.E24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4]+[.D25]-[.E25]" office:value-type="float" office:value="65300" calcext:value-type="float">
            <text:p>653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2-28" calcext:value-type="date">
            <text:p>28.02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25]+[.D26]-[.E26]" office:value-type="float" office:value="61800" calcext:value-type="float">
            <text:p>618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26]+[.D27]-[.E27]" office:value-type="float" office:value="58300" calcext:value-type="float">
            <text:p>58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27]+[.D28]-[.E28]" office:value-type="float" office:value="60300" calcext:value-type="float">
            <text:p>60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28]+[.D29]-[.E29]" office:value-type="float" office:value="61300" calcext:value-type="float">
            <text:p>6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table:formula="of:=[.G29]+[.D30]-[.E30]" office:value-type="float" office:value="31300" calcext:value-type="float">
            <text:p>3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0]+[.D31]-[.E31]" office:value-type="float" office:value="33950" calcext:value-type="float">
            <text:p>33950</text:p>
          </table:table-cell>
          <table:table-cell/>
        </table:table-row>
        <table:table-row table:style-name="ro1">
          <table:table-cell table:number-columns-repeated="6"/>
          <table:table-cell table:formula="of:=[.G31]+[.D32]-[.E32]" office:value-type="float" office:value="33950" calcext:value-type="float">
            <text:p>339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3-30" calcext:value-type="date">
            <text:p>30.03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2]+[.D33]-[.E33]" office:value-type="float" office:value="30450" calcext:value-type="float">
            <text:p>304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33]+[.D34]-[.E34]" office:value-type="float" office:value="26950" calcext:value-type="float">
            <text:p>269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34]+[.D35]-[.E35]" office:value-type="float" office:value="29350" calcext:value-type="float">
            <text:p>29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35]+[.D36]-[.E36]" office:value-type="float" office:value="30350" calcext:value-type="float">
            <text:p>30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6]+[.D37]-[.E37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7]+[.D38]-[.E38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8]+[.D39]-[.E39]" office:value-type="float" office:value="33000" calcext:value-type="float">
            <text:p>330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4-30" calcext:value-type="date">
            <text:p>30.04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9]+[.D40]-[.E40]" office:value-type="float" office:value="29500" calcext:value-type="float">
            <text:p>29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0]+[.D41]-[.E41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1]+[.D42]-[.E42]" office:value-type="float" office:value="28400" calcext:value-type="float">
            <text:p>28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42]+[.D43]-[.E43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MOTORCU MESU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/>
          <table:table-cell table:style-name="ce97" table:formula="of:=[.G43]+[.D44]-[.E44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44]+[.D45]-[.E45]" office:value-type="float" office:value="32250" calcext:value-type="float">
            <text:p>32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anik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G45]+[.D46]-[.E46]" office:value-type="float" office:value="12250" calcext:value-type="float">
            <text:p>12250</text:p>
          </table:table-cell>
          <table:table-cell/>
        </table:table-row>
        <table:table-row table:style-name="ro1">
          <table:table-cell table:number-columns-repeated="6"/>
          <table:table-cell table:formula="of:=[.G46]+[.D47]-[.E47]" office:value-type="float" office:value="12250" calcext:value-type="float">
            <text:p>122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5-30" calcext:value-type="date">
            <text:p>30.05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47]+[.D48]-[.E48]" office:value-type="float" office:value="8750" calcext:value-type="float">
            <text:p>8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8]+[.D49]-[.E49]" office:value-type="float" office:value="5250" calcext:value-type="float">
            <text:p>5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9]+[.D50]-[.E50]" office:value-type="float" office:value="7650" calcext:value-type="float">
            <text:p>7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0]+[.D51]-[.E51]" office:value-type="float" office:value="8850" calcext:value-type="float">
            <text:p>88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51]+[.D52]-[.E52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2]+[.D53]-[.E53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3]+[.D54]-[.E54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4]+[.D55]-[.E55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5]+[.D56]-[.E56]" office:value-type="float" office:value="11500" calcext:value-type="float">
            <text:p>115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6-30" calcext:value-type="date">
            <text:p>30.06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56]+[.D57]-[.E57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57]+[.D58]-[.E58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58]+[.D59]-[.E59]" office:value-type="float" office:value="6900" calcext:value-type="float">
            <text:p>69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9]+[.D60]-[.E60]" office:value-type="float" office:value="8100" calcext:value-type="float">
            <text:p>8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0]+[.D61]-[.E61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1]+[.D62]-[.E62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2]+[.D63]-[.E63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3]+[.D64]-[.E64]" office:value-type="float" office:value="10750" calcext:value-type="float">
            <text:p>107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7-30" calcext:value-type="date">
            <text:p>30.07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64]+[.D65]-[.E65]" office:value-type="float" office:value="7250" calcext:value-type="float">
            <text:p>7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65]+[.D66]-[.E66]" office:value-type="float" office:value="3750" calcext:value-type="float">
            <text:p>3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66]+[.D67]-[.E67]" office:value-type="float" office:value="6150" calcext:value-type="float">
            <text:p>6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67]+[.D68]-[.E68]" office:value-type="float" office:value="7350" calcext:value-type="float">
            <text:p>7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8]+[.D69]-[.E6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69]+[.D70]-[.E70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0]+[.D71]-[.E71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1]+[.D72]-[.E72]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8-30" calcext:value-type="date">
            <text:p>30.08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2]+[.D73]-[.E73]" office:value-type="float" office:value="6500" calcext:value-type="float">
            <text:p>6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73]+[.D74]-[.E74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74]+[.D75]-[.E75]" office:value-type="float" office:value="5400" calcext:value-type="float">
            <text:p>5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75]+[.D76]-[.E76]" office:value-type="float" office:value="6600" calcext:value-type="float">
            <text:p>6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İSE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[.G76]+[.D77]-[.E77]" office:value-type="float" office:value="21600" calcext:value-type="float">
            <text:p>21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ŞE</text:p>
          </table:table-cell>
          <table:table-cell/>
          <table:table-cell office:value-type="float" office:value="13620" calcext:value-type="float">
            <text:p>13620</text:p>
          </table:table-cell>
          <table:table-cell/>
          <table:table-cell table:formula="of:=[.G77]+[.D78]-[.E78]" office:value-type="float" office:value="7980" calcext:value-type="float">
            <text:p>79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78]+[.D79]-[.E79]" office:value-type="float" office:value="10630" calcext:value-type="float">
            <text:p>1063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9-30" calcext:value-type="date">
            <text:p>30.09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9]+[.D80]-[.E80]" office:value-type="float" office:value="7130" calcext:value-type="float">
            <text:p>7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0]+[.D81]-[.E81]" office:value-type="float" office:value="3630" calcext:value-type="float">
            <text:p>3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81]+[.D82]-[.E82]" office:value-type="float" office:value="6030" calcext:value-type="float">
            <text:p>60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82]+[.D83]-[.E83]" office:value-type="float" office:value="7230" calcext:value-type="float">
            <text:p>72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83]+[.D84]-[.E84]" office:value-type="float" office:value="9880" calcext:value-type="float">
            <text:p>98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MOTORCU EMRE</text:p>
          </table:table-cell>
          <table:table-cell table:style-name="ce97" office:value-type="float" office:value="39000" calcext:value-type="float">
            <text:p>39000</text:p>
          </table:table-cell>
          <table:table-cell table:style-name="ce97" table:number-columns-repeated="2"/>
          <table:table-cell table:style-name="ce97" table:formula="of:=[.G84]+[.D85]-[.E85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5]+[.D86]-[.E86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6]+[.D87]-[.E87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7]+[.D88]-[.E88]" office:value-type="float" office:value="48880" calcext:value-type="float">
            <text:p>48880</text:p>
          </table:table-cell>
          <table:table-cell/>
        </table:table-row>
        <table:table-row table:style-name="ro1">
          <table:table-cell/>
          <table:table-cell table:style-name="ce103" office:value-type="date" office:date-value="2022-10-30" calcext:value-type="date">
            <text:p>30.10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88]+[.D89]-[.E89]" office:value-type="float" office:value="45380" calcext:value-type="float">
            <text:p>45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9]+[.D90]-[.E90]" office:value-type="float" office:value="41880" calcext:value-type="float">
            <text:p>418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90]+[.D91]-[.E91]" office:value-type="float" office:value="44280" calcext:value-type="float">
            <text:p>442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91]+[.D92]-[.E92]" office:value-type="float" office:value="45480" calcext:value-type="float">
            <text:p>454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92]+[.D93]-[.E93]" office:value-type="float" office:value="48130" calcext:value-type="float">
            <text:p>48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40000" calcext:value-type="float">
            <text:p>40000</text:p>
          </table:table-cell>
          <table:table-cell/>
          <table:table-cell table:formula="of:=[.G93]+[.D94]-[.E94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4]+[.D95]-[.E95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5]+[.D96]-[.E96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6]+[.D97]-[.E97]" office:value-type="float" office:value="8130" calcext:value-type="float">
            <text:p>8130</text:p>
          </table:table-cell>
          <table:table-cell/>
        </table:table-row>
        <table:table-row table:style-name="ro1">
          <table:table-cell/>
          <table:table-cell table:style-name="ce103" office:value-type="date" office:date-value="2022-11-30" calcext:value-type="date">
            <text:p>30.1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7]+[.D98]-[.E98]" office:value-type="float" office:value="4630" calcext:value-type="float">
            <text:p>4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98]+[.D99]-[.E99]" office:value-type="float" office:value="1130" calcext:value-type="float">
            <text:p>113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DOĞUŞ</text:p>
          </table:table-cell>
          <table:table-cell table:number-columns-repeated="3"/>
          <table:table-cell table:formula="of:=[.G99]+[.D100]-[.E100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table:number-columns-repeated="3"/>
          <table:table-cell table:formula="of:=[.G100]+[.D101]-[.E101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01]+[.D102]-[.E102]" office:value-type="float" office:value="3780" calcext:value-type="float">
            <text:p>37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HURDACI</text:p>
          </table:table-cell>
          <table:table-cell table:style-name="ce97" office:value-type="float" office:value="54000" calcext:value-type="float">
            <text:p>54000</text:p>
          </table:table-cell>
          <table:table-cell table:style-name="ce97" table:number-columns-repeated="2"/>
          <table:table-cell table:style-name="ce97" table:formula="of:=[.G102]+[.D103]-[.E103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6"/>
          <table:table-cell table:formula="of:=[.G103]+[.D104]-[.E104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YIKAMACI</text:p>
          </table:table-cell>
          <table:table-cell table:style-name="ce97" office:value-type="float" office:value="30000" calcext:value-type="float">
            <text:p>30000</text:p>
          </table:table-cell>
          <table:table-cell table:style-name="ce97" table:number-columns-repeated="2"/>
          <table:table-cell table:style-name="ce97" table:formula="of:=[.G104]+[.D105]-[.E105]" office:value-type="float" office:value="87780" calcext:value-type="float">
            <text:p>877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23:25:24.67160658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1-24T23:36:17.096261602</dc:date>
    <meta:editing-duration>P2DT13H25M34S</meta:editing-duration>
    <meta:editing-cycles>163</meta:editing-cycles>
    <meta:generator>LibreOffice/7.1.7.2$Linux_X86_64 LibreOffice_project/10$Build-2</meta:generator>
    <meta:print-date>2021-09-29T17:30:44.307828083</meta:print-date>
    <meta:document-statistic meta:table-count="12" meta:cell-count="946" meta:object-count="0"/>
  </office:meta>
</office:document-meta>
</file>